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6.26cm" fo:min-width="33.282cm" loext:decorative="false"/>
    </style:style>
    <style:style style:name="gr2" style:family="graphic" style:parent-style-name="standard" style:list-style-name="L2">
      <style:graphic-properties draw:stroke="solid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3.052cm" fo:min-width="4.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3.052cm" fo:min-width="4.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solid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3.071cm" fo:min-width="4.60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3.071cm" fo:min-width="4.60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start-width="0cm" draw:marker-end="Arrow" draw:marker-end-width="0.3cm" draw:fill="none" draw:textarea-vertical-align="middle" loext:decorative="false"/>
    </style:style>
    <style:style style:name="gr7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objectwithoutfill">
      <style:graphic-properties draw:stroke="dash" draw:stroke-dash="Double_20_Dash" svg:stroke-color="#000000" draw:marker-start="Arrowheads_20_50" draw:marker-start-width="0cm" draw:marker-end-width="0cm" draw:fill="none" draw:textarea-vertical-align="middle" loext:decorative="false"/>
    </style:style>
    <style:style style:name="gr1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3.045cm" fo:min-width="4.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3.045cm" fo:min-width="4.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000000" draw:fill="solid" draw:fill-color="#b7b3ca" draw:textarea-horizontal-align="justify" draw:textarea-vertical-align="middle" draw:auto-grow-height="false" fo:min-height="1.338cm" fo:min-width="2.549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000000" draw:fill="solid" draw:fill-color="#b7b3ca" draw:textarea-horizontal-align="justify" draw:textarea-vertical-align="middle" draw:auto-grow-height="false" fo:min-height="1.338cm" fo:min-width="2.549cm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start="Arrow" draw:marker-start-width="0.203cm" draw:marker-end="Arrow" draw:marker-end-width="0.203cm" draw:fill="none" draw:textarea-vertical-align="middle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bold"/>
    </style:style>
    <style:style style:name="P5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600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style="normal" fo:font-weight="normal" style:font-size-asian="12pt" style:font-size-complex="12pt" style:font-weight-complex="600"/>
    </style:style>
    <style:style style:name="P12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style="normal" fo:font-weight="normal" style:font-size-asian="12pt" style:font-size-complex="12pt" style:font-weight-complex="600"/>
    </style:style>
    <style:style style:name="P13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style="normal" fo:font-weight="normal" style:font-size-asian="12pt" style:font-size-complex="12pt" style:font-weight-complex="600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/>
    </style:style>
    <style:style style:name="P15" style:family="paragraph">
      <loext:graphic-properties draw:fill="solid" draw:fill-color="#b7b3ca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/>
    </style:style>
    <style:style style:name="T1" style:family="text">
      <style:text-properties fo:color="#000000" loext:opacity="100%" style:font-name="Liberation Sans1" fo:font-size="12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1" fo:font-size="12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color="#000000" loext:opacity="100%" style:font-name="Liberation Sans1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3.782cm" svg:height="16.5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08cm" svg:height="3.302cm" svg:x="19.717cm" svg:y="0.97cm">
          <draw:glue-point draw:id="4" svg:x="-4.982cm" svg:y="-1.538cm"/>
          <draw:glue-point draw:id="5" svg:x="-5.001cm" svg:y="1.792cm"/>
          <draw:glue-point draw:id="6" svg:x="-2.5cm" svg:y="5cm"/>
          <draw:glue-point draw:id="7" svg:x="2.5cm" svg:y="5cm"/>
          <draw:glue-point draw:id="8" svg:x="5.001cm" svg:y="-1.538cm"/>
          <draw:glue-point draw:id="9" svg:x="5.001cm" svg:y="1.538cm"/>
          <text:p text:style-name="P2"><text:span text:style-name="T1">Authorization Server</text:span></text:p>
          <text:p text:style-name="P2"><text:span text:style-name="T1">(AS_ba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5.08cm" svg:height="3.302cm" svg:x="8.907cm" svg:y="0.991cm">
          <draw:glue-point draw:id="4" svg:x="-2.433cm" svg:y="4.936cm"/>
          <draw:glue-point draw:id="5" svg:x="2.566cm" svg:y="4.936cm"/>
          <draw:glue-point draw:id="6" svg:x="-2.54cm" svg:y="-0.528cm" draw:align="center"/>
          <draw:glue-point draw:id="7" svg:x="-5.001cm" svg:y="1.09cm"/>
          <text:p text:style-name="P2"><text:span text:style-name="T1">Authorization Server</text:span></text:p>
          <text:p text:style-name="P2"><text:span text:style-name="T1">(AS_fo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4" draw:id="id4" draw:layer="layout" svg:width="5.08cm" svg:height="3.302cm" svg:x="19.717cm" svg:y="8.59cm">
          <draw:glue-point draw:id="4" svg:x="-5.001cm" svg:y="1.538cm"/>
          <draw:glue-point draw:id="5" svg:x="-5cm" svg:y="4.23cm"/>
          <draw:glue-point draw:id="6" svg:x="-2.5cm" svg:y="-5cm"/>
          <draw:glue-point draw:id="7" svg:x="2.5cm" svg:y="-5cm"/>
          <draw:glue-point draw:id="8" svg:x="5.001cm" svg:y="-1.538cm"/>
          <draw:glue-point draw:id="9" svg:x="5.001cm" svg:y="1.153cm"/>
          <text:p text:style-name="P4"><text:span text:style-name="T1">Resource Server</text:span></text:p>
          <text:p text:style-name="P4"><text:span text:style-name="T1">(RS_bar)</text:span></text:p>
          <text:p text:style-name="P4"><text:span text:style-name="T1">a.k.a.</text:span></text:p>
          <text:p text:style-name="P4"><text:span text:style-name="T1">Mail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" draw:id="id1" draw:layer="layout" svg:width="5.08cm" svg:height="3.302cm" svg:x="8.941cm" svg:y="8.59cm">
          <draw:glue-point draw:id="4" svg:x="-2.5cm" svg:y="-5cm"/>
          <draw:glue-point draw:id="5" svg:x="2.5cm" svg:y="-5cm"/>
          <draw:glue-point draw:id="6" svg:x="5cm" svg:y="-4.23cm"/>
          <draw:glue-point draw:id="7" svg:x="5.001cm" svg:y="1.538cm"/>
          <draw:glue-point draw:id="8" svg:x="5cm" svg:y="4.23cm"/>
          <draw:glue-point draw:id="9" svg:x="-4.982cm" svg:y="-1.538cm"/>
          <draw:glue-point draw:id="10" svg:x="-4.982cm" svg:y="1.153cm"/>
          <draw:glue-point draw:id="11" svg:x="5.001cm" svg:y="-0.899cm"/>
          <text:p text:style-name="P6"><text:span text:style-name="T2">RS/Client</text:span></text:p>
          <text:p text:style-name="P6"><text:span text:style-name="T2">(RS_Client_foo)</text:span></text:p>
          <text:p text:style-name="P6"><text:span text:style-name="T2">a.k.a.</text:span></text:p>
          <text:p text:style-name="P6"><text:span text:style-name="T2">Mailbox</text:span></text:p>
          <text:p text:style-name="P6"><text:span text:style-name="T2">Mail Transfer Agent</text:span></text:p>
          <text:p text:style-name="P6"><text:span text:style-name="T2">(MT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10.211cm" svg:y1="8.59cm" svg:x2="10.212cm" svg:y2="4.271cm" draw:start-shape="id1" draw:start-glue-point="4" draw:end-shape="id2" draw:end-glue-point="4" svg:d="M10211 8590l1-4319" svg:viewBox="0 0 2 4320">
          <text:p/>
        </draw:connector>
        <draw:line draw:style-name="gr6" draw:text-style-name="P8" draw:layer="layout" svg:x1="12.751cm" svg:y1="4.272cm" svg:x2="12.751cm" svg:y2="8.59cm">
          <text:p/>
        </draw:line>
        <draw:connector draw:style-name="gr6" draw:text-style-name="P8" draw:layer="layout" draw:type="line" svg:x1="14.021cm" svg:y1="8.845cm" svg:x2="19.727cm" svg:y2="2.114cm" draw:start-shape="id1" draw:start-glue-point="6" draw:end-shape="id3" draw:end-glue-point="4" svg:d="M14021 8845l5706-6731" svg:viewBox="0 0 5707 6732">
          <text:p/>
        </draw:connector>
        <draw:connector draw:style-name="gr6" draw:text-style-name="P8" draw:layer="layout" draw:type="line" svg:x1="19.717cm" svg:y1="3.212cm" svg:x2="14.021cm" svg:y2="9.945cm" draw:start-shape="id3" draw:start-glue-point="5" draw:end-shape="id1" draw:end-glue-point="11" svg:d="M19717 3212l-5696 6733" svg:viewBox="0 0 5697 6734">
          <text:p/>
        </draw:connector>
        <draw:connector draw:style-name="gr6" draw:text-style-name="P8" draw:layer="layout" draw:type="line" svg:x1="14.021cm" svg:y1="10.748cm" svg:x2="19.717cm" svg:y2="10.748cm" draw:start-shape="id1" draw:start-glue-point="7" draw:end-shape="id4" draw:end-glue-point="4" svg:d="M14021 10748h5696" svg:viewBox="0 0 5697 1">
          <text:p/>
        </draw:connector>
        <draw:connector draw:style-name="gr6" draw:text-style-name="P8" draw:layer="layout" draw:type="line" svg:x1="19.717cm" svg:y1="11.637cm" svg:x2="14.021cm" svg:y2="11.637cm" draw:start-shape="id4" draw:start-glue-point="5" draw:end-shape="id1" draw:end-glue-point="8" svg:d="M19717 11637h-5696" svg:viewBox="0 0 5697 1">
          <text:p/>
        </draw:connector>
        <draw:custom-shape draw:style-name="gr7" draw:text-style-name="P10" draw:layer="layout" svg:width="0.777cm" svg:height="0.854cm" svg:x="9.447cm" svg:y="5.996cm">
          <text:list text:style-name="L3">
            <text:list-item>
              <text:p text:style-name="P9"><text:span text:style-name="T3">5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0" draw:layer="layout" svg:width="0.777cm" svg:height="0.854cm" svg:x="11.948cm" svg:y="5.997cm">
          <text:list text:style-name="L3">
            <text:list-item>
              <text:p text:style-name="P9"><text:span text:style-name="T3">6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" draw:text-style-name="P10" draw:layer="layout" svg:width="0.777cm" svg:height="0.854cm" svg:x="15.77cm" svg:y="4.92cm">
          <text:list text:style-name="L3">
            <text:list-item>
              <text:p text:style-name="P9"><text:span text:style-name="T3">7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0" draw:layer="layout" svg:width="0.777cm" svg:height="0.854cm" svg:x="17.263cm" svg:y="6.223cm">
          <text:list text:style-name="L3">
            <text:list-item>
              <text:p text:style-name="P9"><text:span text:style-name="T3">8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" draw:text-style-name="P10" draw:layer="layout" svg:width="0.777cm" svg:height="0.854cm" svg:x="15.849cm" svg:y="9.898cm">
          <text:list text:style-name="L3">
            <text:list-item>
              <text:p text:style-name="P9"><text:span text:style-name="T3">9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" draw:text-style-name="P10" draw:layer="layout" svg:width="1.053cm" svg:height="0.854cm" svg:x="15.811cm" svg:y="10.775cm">
          <text:list text:style-name="L3">
            <text:list-item>
              <text:p text:style-name="P9"><text:span text:style-name="T3">10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3" draw:text-style-name="P8" draw:layer="layout" svg:x1="16.874cm" svg:y1="0.635cm" svg:x2="16.874cm" svg:y2="16.167cm">
          <text:p/>
        </draw:line>
        <draw:custom-shape draw:style-name="gr14" draw:text-style-name="P12" xml:id="id5" draw:id="id5" draw:layer="layout" svg:width="5.08cm" svg:height="3.302cm" svg:x="0.695cm" svg:y="4.78cm">
          <draw:glue-point draw:id="4" svg:x="5cm" svg:y="-3.846cm"/>
          <draw:glue-point draw:id="5" svg:x="5cm" svg:y="-1.153cm"/>
          <draw:glue-point draw:id="6" svg:x="5cm" svg:y="1.153cm"/>
          <draw:glue-point draw:id="7" svg:x="5cm" svg:y="3.846cm"/>
          <text:p text:style-name="P11"><text:span text:style-name="T2">Client</text:span></text:p>
          <text:p text:style-name="P11"><text:span text:style-name="T2">(Client_foo)</text:span></text:p>
          <text:p text:style-name="P11"><text:span text:style-name="T2">a.k.a.</text:span></text:p>
          <text:p text:style-name="P11"><text:span text:style-name="T2">Mail User Agent</text:span></text:p>
          <text:p text:style-name="P11"><text:span text:style-name="T2">(MU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xml:id="id6" draw:id="id6" draw:layer="layout" svg:width="5.08cm" svg:height="3.302cm" svg:x="27.981cm" svg:y="4.78cm">
          <draw:glue-point draw:id="4" svg:x="-5cm" svg:y="-3.846cm"/>
          <draw:glue-point draw:id="5" svg:x="-5cm" svg:y="-1.153cm"/>
          <draw:glue-point draw:id="6" svg:x="-5cm" svg:y="1.153cm"/>
          <draw:glue-point draw:id="7" svg:x="-5cm" svg:y="3.846cm"/>
          <text:p text:style-name="P11"><text:span text:style-name="T2">Client</text:span></text:p>
          <text:p text:style-name="P11"><text:span text:style-name="T2">(Client_bar)</text:span></text:p>
          <text:p text:style-name="P11"><text:span text:style-name="T2">a.k.a.</text:span></text:p>
          <text:p text:style-name="P11"><text:span text:style-name="T2">Mail User Agent</text:span></text:p>
          <text:p text:style-name="P11"><text:span text:style-name="T2">(MU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5.775cm" svg:y1="5.162cm" svg:x2="8.907cm" svg:y2="2.114cm" draw:start-shape="id5" draw:start-glue-point="4" draw:end-shape="id2" draw:end-glue-point="6" svg:d="M5775 5162l3132-3048" svg:viewBox="0 0 3133 3049">
          <text:p/>
        </draw:connector>
        <draw:connector draw:style-name="gr6" draw:text-style-name="P8" draw:layer="layout" draw:type="line" svg:x1="8.907cm" svg:y1="3.001cm" svg:x2="5.775cm" svg:y2="6.051cm" draw:start-shape="id2" draw:start-glue-point="7" draw:end-shape="id5" draw:end-glue-point="5" svg:d="M8907 3001l-3132 3050" svg:viewBox="0 0 3133 3051">
          <text:p/>
        </draw:connector>
        <draw:connector draw:style-name="gr6" draw:text-style-name="P8" draw:layer="layout" draw:type="line" svg:x1="5.775cm" svg:y1="6.811cm" svg:x2="8.951cm" svg:y2="9.734cm" draw:start-shape="id5" draw:start-glue-point="6" draw:end-shape="id1" draw:end-glue-point="9" svg:d="M5775 6811l3176 2923" svg:viewBox="0 0 3177 2924">
          <text:p/>
        </draw:connector>
        <draw:connector draw:style-name="gr6" draw:text-style-name="P8" draw:layer="layout" draw:type="line" svg:x1="8.951cm" svg:y1="10.621cm" svg:x2="5.775cm" svg:y2="7.7cm" draw:start-shape="id1" draw:start-glue-point="10" draw:end-shape="id5" draw:end-glue-point="7" svg:d="M8951 10621l-3176-2921" svg:viewBox="0 0 3177 2922">
          <text:p/>
        </draw:connector>
        <draw:connector draw:style-name="gr6" draw:text-style-name="P8" draw:layer="layout" draw:type="line" svg:x1="27.981cm" svg:y1="5.162cm" svg:x2="24.797cm" svg:y2="2.114cm" draw:start-shape="id6" draw:start-glue-point="4" draw:end-shape="id3" draw:end-glue-point="8" svg:d="M27981 5162l-3184-3048" svg:viewBox="0 0 3185 3049">
          <text:p/>
        </draw:connector>
        <draw:connector draw:style-name="gr6" draw:text-style-name="P8" draw:layer="layout" draw:type="line" svg:x1="24.797cm" svg:y1="3.128cm" svg:x2="27.981cm" svg:y2="6.051cm" draw:start-shape="id3" draw:start-glue-point="9" draw:end-shape="id6" draw:end-glue-point="5" svg:d="M24797 3128l3184 2923" svg:viewBox="0 0 3185 2924">
          <text:p/>
        </draw:connector>
        <draw:connector draw:style-name="gr6" draw:text-style-name="P8" draw:layer="layout" draw:type="line" svg:x1="27.981cm" svg:y1="6.811cm" svg:x2="24.797cm" svg:y2="9.734cm" draw:start-shape="id6" draw:start-glue-point="6" draw:end-shape="id4" draw:end-glue-point="8" svg:d="M27981 6811l-3184 2923" svg:viewBox="0 0 3185 2924">
          <text:p/>
        </draw:connector>
        <draw:connector draw:style-name="gr6" draw:text-style-name="P8" draw:layer="layout" draw:type="line" svg:x1="24.797cm" svg:y1="10.621cm" svg:x2="27.981cm" svg:y2="7.7cm" draw:start-shape="id4" draw:start-glue-point="9" draw:end-shape="id6" draw:end-glue-point="7" svg:d="M24797 10621l3184-2921" svg:viewBox="0 0 3185 2922">
          <text:p/>
        </draw:connector>
        <draw:custom-shape draw:style-name="gr16" draw:text-style-name="P10" draw:layer="layout" svg:width="0.777cm" svg:height="0.854cm" svg:x="6.424cm" svg:y="2.873cm">
          <text:list text:style-name="L3">
            <text:list-item>
              <text:p text:style-name="P9"><text:span text:style-name="T3">1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0" draw:layer="layout" svg:width="0.777cm" svg:height="0.854cm" svg:x="7.349cm" svg:y="4.498cm">
          <text:list text:style-name="L3">
            <text:list-item>
              <text:p text:style-name="P9"><text:span text:style-name="T3">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10" draw:layer="layout" svg:width="0.777cm" svg:height="0.854cm" svg:x="7.272cm" svg:y="7.345cm">
          <text:list text:style-name="L3">
            <text:list-item>
              <text:p text:style-name="P9"><text:span text:style-name="T3">3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10" draw:layer="layout" svg:width="0.777cm" svg:height="0.854cm" svg:x="6.425cm" svg:y="9.022cm">
          <text:list text:style-name="L3">
            <text:list-item>
              <text:p text:style-name="P9"><text:span text:style-name="T3">4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10" draw:layer="layout" svg:width="1.016cm" svg:height="0.854cm" svg:x="26.452cm" svg:y="2.824cm">
          <text:list text:style-name="L3">
            <text:list-item>
              <text:p text:style-name="P9"><text:span text:style-name="T3">11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10" draw:layer="layout" svg:width="1.053cm" svg:height="0.854cm" svg:x="25.305cm" svg:y="4.576cm">
          <text:list text:style-name="L3">
            <text:list-item>
              <text:p text:style-name="P9"><text:span text:style-name="T3">1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10" draw:layer="layout" svg:width="1.053cm" svg:height="0.854cm" svg:x="25.305cm" svg:y="7.404cm">
          <text:list text:style-name="L3">
            <text:list-item>
              <text:p text:style-name="P9"><text:span text:style-name="T3">13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10" draw:layer="layout" svg:width="1.053cm" svg:height="0.854cm" svg:x="26.433cm" svg:y="9.104cm">
          <text:list text:style-name="L3">
            <text:list-item>
              <text:p text:style-name="P9"><text:span text:style-name="T3">14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15" xml:id="id7" draw:id="id7" draw:layer="layout" svg:width="3.048cm" svg:height="2.54cm" svg:x="9.966cm" svg:y="13.162cm">
          <text:p text:style-name="P14"><text:span text:style-name="T1">Store</text:span></text:p>
          <text:p text:style-name="P14"><text:span text:style-name="T1">(Store_foo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5" xml:id="id8" draw:id="id8" draw:layer="layout" svg:width="3.048cm" svg:height="2.54cm" svg:x="20.741cm" svg:y="13.163cm">
          <text:p text:style-name="P14"><text:span text:style-name="T1">Store</text:span></text:p>
          <text:p text:style-name="P14"><text:span text:style-name="T1">(Store_bar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6" draw:text-style-name="P8" draw:layer="layout" draw:type="line" svg:x1="11.49cm" svg:y1="13.162cm" svg:x2="11.481cm" svg:y2="11.892cm" draw:start-shape="id7" draw:start-glue-point="5" draw:end-shape="id1" draw:end-glue-point="2" svg:d="M11490 13162l-9-1270" svg:viewBox="0 0 10 1271">
          <text:p/>
        </draw:connector>
        <draw:connector draw:style-name="gr26" draw:text-style-name="P8" draw:layer="layout" draw:type="line" svg:x1="22.265cm" svg:y1="13.163cm" svg:x2="22.257cm" svg:y2="11.892cm" draw:start-shape="id8" draw:start-glue-point="5" draw:end-shape="id4" draw:end-glue-point="2" svg:d="M22265 13163l-8-1271" svg:viewBox="0 0 9 127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50" draw:display-name="Arrowheads 50" svg:viewBox="0 0 20 13" svg:d="M0 13l10-13 10 13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.782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12-18T16:52:04.413644906</dc:date>
    <dc:creator>Igor Zboran</dc:creator>
    <meta:editing-duration>P2DT19H10M2S</meta:editing-duration>
    <meta:editing-cycles>656</meta:editing-cycles>
    <meta:generator>LibreOffice/24.8.3.2$Linux_X86_64 LibreOffice_project/e14c9fdd1f585efcbb2c5363087a99d20928d522</meta:generator>
    <meta:document-statistic meta:object-count="40"/>
  </office:meta>
</office:document-meta>
</file>